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23a7"/>
    </style:style>
    <style:style style:name="P2" style:family="paragraph" style:parent-style-name="Standard">
      <style:text-properties officeooo:rsid="0008f58e" officeooo:paragraph-rsid="0008f58e"/>
    </style:style>
    <style:style style:name="T1" style:family="text">
      <style:text-properties officeooo:rsid="00072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08*** logwatch —mailto <text:a xlink:type="simple" xlink:href="mailto:serge-88i@yandex.ru" text:style-name="Internet_20_link" text:visited-style-name="Visited_20_Internet_20_Link">serge-88i@yandex.ru</text:a> —range yesterday —detail high —output mail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7:29:34.976158959</meta:creation-date>
    <meta:editing-duration>PT3M2S</meta:editing-duration>
    <meta:editing-cycles>2</meta:editing-cycles>
    <meta:generator>LibreOffice/7.3.7.2$Linux_X86_64 LibreOffice_project/30$Build-2</meta:generator>
    <dc:date>2023-07-11T17:32:30.881040665</dc:date>
    <meta:document-statistic meta:table-count="0" meta:image-count="0" meta:object-count="0" meta:page-count="1" meta:paragraph-count="1" meta:word-count="10" meta:character-count="85" meta:non-whitespace-character-count="76"/>
  </office:meta>
</office:document-meta>
</file>